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product;</text:p>
      <text:p text:style-name="Standard">import java.util.Scanner;</text:p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public class Product {</text:p>
      <text:p text:style-name="Standard"><text:s text:c="4"/>int pcode,price;</text:p>
      <text:p text:style-name="Standard"><text:s text:c="4"/>String pname;</text:p>
      <text:p text:style-name="Standard"><text:s text:c="4"/>Product()</text:p>
      <text:p text:style-name="Standard"><text:s text:c="4"/>{</text:p>
      <text:p text:style-name="Standard"><text:s text:c="8"/>Scanner n1 = new Scanner(System.in);</text:p>
      <text:p text:style-name="Standard"><text:s text:c="8"/>System.out.println("enter the product code");</text:p>
      <text:p text:style-name="Standard"><text:s text:c="8"/>pcode=n1.nextInt();</text:p>
      <text:p text:style-name="Standard"><text:s text:c="8"/></text:p>
      <text:p text:style-name="Standard"><text:s text:c="8"/>System.out.println("enter the price");</text:p>
      <text:p text:style-name="Standard"><text:s text:c="8"/>price=n1.nextInt();</text:p>
      <text:p text:style-name="Standard"><text:s text:c="8"/></text:p>
      <text:p text:style-name="Standard"><text:s text:c="8"/>System.out.println("enter the product name");</text:p>
      <text:p text:style-name="Standard"><text:s text:c="8"/>pname=n1.next();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/**</text:p>
      <text:p text:style-name="Standard"><text:s text:c="5"/>* @param args the command line arguments</text:p>
      <text:p text:style-name="Standard"><text:s text:c="5"/>*/</text:p>
      <text:p text:style-name="Standard"><text:s text:c="4"/>public static void main(String[] args) {</text:p>
      <text:p text:style-name="Standard"><text:s text:c="7"/>Product p1=new Product();</text:p>
      <text:p text:style-name="Standard"><text:s text:c="8"/>Product p2=new Product();</text:p>
      <text:p text:style-name="Standard"><text:s text:c="9"/>Product p3=new Product();</text:p>
      <text:p text:style-name="Standard"><text:s text:c="9"/>System.out.println("THE HIGHTEST PRICED PRODUCT, ID AND PRICE:");</text:p>
      <text:p text:style-name="Standard"><text:s text:c="5"/>if(p1.price&gt;p2.price &amp;&amp; p1.price&gt;p3.price)</text:p>
      <text:p text:style-name="Standard"><text:s text:c="5"/>{</text:p>
      <text:p text:style-name="Standard"><text:s text:c="9"/>System.out.println("product code is "+p1.pcode);</text:p>
      <text:p text:style-name="Standard"><text:s text:c="9"/>System.out.println("product name is "+p1.pname);</text:p>
      <text:p text:style-name="Standard"><text:s text:c="9"/>System.out.println("price is"+p1.price);</text:p>
      <text:p text:style-name="Standard"><text:s text:c="9"/></text:p>
      <text:p text:style-name="Standard"><text:s text:c="5"/>}</text:p>
      <text:p text:style-name="Standard"><text:s text:c="5"/>else if(p2.price&gt;p1.price &amp;&amp; p2.price&gt;p3.price) <text:s/>{</text:p>
      <text:p text:style-name="Standard"><text:s text:c="9"/>System.out.println("product code is "+p2.pcode);</text:p>
      <text:p text:style-name="Standard"><text:s text:c="9"/>System.out.println("product name is "+p2.pname);</text:p>
      <text:p text:style-name="Standard"><text:s text:c="10"/>System.out.println("price is"+p2.price);</text:p>
      <text:p text:style-name="Standard"><text:s text:c="12"/></text:p>
      <text:p text:style-name="Standard"><text:s text:c="8"/>}</text:p>
      <text:p text:style-name="Standard"><text:s text:c="5"/>else</text:p>
      <text:p text:style-name="Standard"><text:s text:c="9"/>System.out.println("product code is "+p3.pcode);</text:p>
      <text:p text:style-name="Standard"><text:soft-page-break/><text:s text:c="9"/>System.out.println("product name is "+p3.pname);</text:p>
      <text:p text:style-name="Standard"><text:s text:c="10"/>System.out.println("price is"+p3.price);</text:p>
      <text:p text:style-name="Standard"><text:s text:c="9"/></text:p>
      <text:p text:style-name="Standard"><text:s text:c="4"/>}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6:06:06.364535978</meta:creation-date>
    <dc:date>2022-03-31T16:06:18.629147585</dc:date>
    <meta:editing-duration>PT1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147" meta:character-count="1576" meta:non-whitespace-character-count="1153"/>
  </office:meta>
</office:document-meta>
</file>